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Sans" svg:font-family="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Standard">
      <style:paragraph-properties fo:margin-left="0in" fo:margin-right="0in" fo:text-align="start" style:justify-single-word="false" fo:text-indent="0in" style:auto-text-indent="false" style:text-autospace="none"/>
    </style:style>
    <style:style style:name="P3" style:family="paragraph" style:parent-style-name="Text_20_body">
      <style:paragraph-properties fo:margin-left="0in" fo:margin-right="0in" fo:text-align="start" style:justify-single-word="false" fo:text-indent="0in" style:auto-text-indent="false"/>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Text_20_body">
      <style:paragraph-properties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8" style:family="paragraph" style:parent-style-name="Text_20_body">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9" style:family="paragraph" style:parent-style-name="Text_20_body">
      <style:paragraph-properties fo:text-align="center" style:justify-single-word="false"/>
    </style:style>
    <style:style style:name="P10" style:family="paragraph" style:parent-style-name="Heading_20_3">
      <style:paragraph-properties fo:text-align="start"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7">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4">
      <style:paragraph-properties fo:text-align="start" style:justify-single-word="false"/>
    </style:style>
    <style:style style:name="P16" style:family="paragraph" style:parent-style-name="Text_20_body" style:list-style-name="L6">
      <style:paragraph-properties fo:text-align="start" style:justify-single-word="false"/>
    </style:style>
    <style:style style:name="P17" style:family="paragraph" style:parent-style-name="Text_20_body">
      <style:paragraph-properties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8" style:family="paragraph" style:parent-style-name="Text_20_body" style:list-style-name="L9">
      <style:paragraph-properties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Text_20_body">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0" style:family="paragraph" style:parent-style-name="Text_20_body" style:list-style-name="L1">
      <style:paragraph-properties fo:margin-left="0.4925in" fo:margin-right="0in" fo:text-align="justify" style:justify-single-word="false" fo:text-indent="0in" style:auto-text-indent="false"/>
    </style:style>
    <style:style style:name="P21" style:family="paragraph" style:parent-style-name="Text_20_body" style:list-style-name="L5">
      <style:paragraph-properties fo:margin-left="0.4925in" fo:margin-right="0in" fo:text-align="start" style:justify-single-word="false" fo:text-indent="0in" style:auto-text-indent="false"/>
    </style:style>
    <style:style style:name="P22" style:family="paragraph" style:parent-style-name="Text_20_body">
      <style:paragraph-properties fo:margin-left="0in" fo:margin-right="0in" fo:text-align="justify" style:justify-single-word="false" fo:text-indent="0in" style:auto-text-indent="false"/>
    </style:style>
    <style:style style:name="P23" style:family="paragraph" style:parent-style-name="Text_20_body" style:list-style-name="L1">
      <style:paragraph-properties fo:margin-left="0in" fo:margin-right="0in" fo:text-align="justify" style:justify-single-word="false" fo:text-indent="0in" style:auto-text-indent="false"/>
    </style:style>
    <style:style style:name="P24" style:family="paragraph" style:parent-style-name="Text_20_body" style:list-style-name="L2">
      <style:paragraph-properties fo:margin-left="0in" fo:margin-right="0in" fo:text-align="justify" style:justify-single-word="false" fo:text-indent="0in" style:auto-text-indent="false"/>
    </style:style>
    <style:style style:name="P25" style:family="paragraph" style:parent-style-name="Text_20_body" style:list-style-name="L7">
      <style:paragraph-properties fo:margin-left="0in" fo:margin-right="0in" fo:text-align="justify" style:justify-single-word="false" fo:text-indent="0in" style:auto-text-indent="false"/>
    </style:style>
    <style:style style:name="P26" style:family="paragraph" style:parent-style-name="Text_20_body">
      <style:paragraph-properties fo:margin-left="0in" fo:margin-right="0in" fo:text-align="start" style:justify-single-word="false" fo:text-indent="0in" style:auto-text-indent="false"/>
      <style:text-properties fo:font-weight="normal" style:font-weight-asian="normal" style:font-weight-complex="normal"/>
    </style:style>
    <style:style style:name="P27" style:family="paragraph" style:parent-style-name="Text_20_body"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28" style:family="paragraph" style:parent-style-name="Text_20_body" style:list-style-name="L8">
      <style:paragraph-properties fo:margin-left="0in" fo:margin-right="0in" fo:text-align="start" style:justify-single-word="false" fo:text-indent="0in" style:auto-text-indent="false"/>
      <style:text-properties fo:font-weight="normal" style:font-weight-asian="normal" style:font-weight-complex="normal"/>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list-style-name="L3">
      <style:paragraph-properties fo:margin-left="0in" fo:margin-right="0in" fo:text-align="start" style:justify-single-word="false" fo:text-indent="0in" style:auto-text-indent="false"/>
    </style:style>
    <style:style style:name="P31" style:family="paragraph" style:parent-style-name="Text_20_body" style:list-style-name="L7">
      <style:paragraph-properties fo:margin-left="-0.4925in" fo:margin-right="0in" fo:text-align="justify" style:justify-single-word="false" fo:text-indent="0in" style:auto-text-indent="false"/>
    </style:style>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3"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 style:family="text">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T5" style:family="text">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T6" style:family="text">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T7" style:family="text">
      <style:text-properties fo:color="#000000" style:font-name="Times New Roman" fo:font-size="12pt" style:font-name-asian="Monospace" style:font-size-asian="12pt" style:font-name-complex="Monospace" style:font-size-complex="12pt"/>
    </style:style>
    <style:style style:name="T8" style:family="text">
      <style:text-properties fo:color="#000000" style:font-name="Times New Roman" fo:font-size="12pt" fo:font-weight="normal" style:font-name-asian="Monospace" style:font-size-asian="12pt" style:font-weight-asian="normal" style:font-name-complex="Monospace" style:font-size-complex="12pt" style:font-weight-complex="normal"/>
    </style:style>
    <style:style style:name="T9" style:family="text">
      <style:text-properties fo:color="#000000" style:font-name="Times New Roman" fo:font-size="12pt" style:font-size-asian="12pt" style:font-size-complex="12pt"/>
    </style:style>
    <style:style style:name="T10" style:family="text">
      <style:text-properties fo:color="#000000" fo:font-size="12pt" style:font-name-asian="Monospace" style:font-size-asian="12pt" style:font-name-complex="Monospace" style:font-size-complex="12pt"/>
    </style:style>
    <style:style style:name="T11" style:family="text">
      <style:text-properties fo:color="#000000" fo:font-size="12pt" fo:font-weight="normal" style:font-name-asian="Monospace" style:font-size-asian="12pt" style:font-weight-asian="normal" style:font-name-complex="Monospace" style:font-size-complex="12pt" style:font-weight-complex="normal"/>
    </style:style>
    <style:style style:name="T12" style:family="text">
      <style:text-properties fo:color="#000000" fo:font-size="12pt" style:font-size-asian="12pt" style:font-size-complex="12pt"/>
    </style:style>
    <style:style style:name="T13"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4" style:family="text">
      <style:text-properties fo:color="#000000" style:font-name="Times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0000" style:font-name="Times1" fo:font-style="normal" fo:font-weight="normal" style:font-name-asian="Monospace" style:font-style-asian="normal" style:font-weight-asian="normal" style:font-name-complex="Monospace" style:font-style-complex="normal" style:font-weight-complex="normal"/>
    </style:style>
    <style:style style:name="T16" style:family="text">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T18" style:family="text">
      <style:text-properties fo:color="#000000" style:font-name="Times1" fo:font-size="12pt" style:font-name-asian="Monospace" style:font-size-asian="12pt" style:font-name-complex="Monospace" style:font-size-complex="12pt"/>
    </style:style>
    <style:style style:name="T19" style:family="text">
      <style:text-properties fo:color="#000000" style:font-name="Times1" fo:font-size="12pt" style:font-size-asian="12pt" style:font-size-complex="12pt"/>
    </style:style>
    <style:style style:name="T20" style:family="text">
      <style:text-properties fo:color="#7f0055" fo:font-size="10pt" fo:font-weight="bold" style:font-size-asian="10pt" style:font-weight-asian="bold" style:font-size-complex="10pt" style:font-weight-complex="bold"/>
    </style:style>
    <style:style style:name="T21" style:family="text">
      <style:text-properties style:font-name="Times New Roman"/>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style="normal" style:font-style-asian="normal" style:font-style-complex="normal"/>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weight="bold" style:font-weight-asian="bold" style:font-weight-complex="bold"/>
    </style:style>
    <style:style style:name="T27" style:family="text">
      <style:text-properties style:font-name="Times New Roman" fo:font-size="14pt" fo:font-weight="bold" style:font-size-asian="14pt" style:font-weight-asian="bold" style:font-size-complex="14pt" style:font-weight-complex="bold"/>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style:font-name-asian="Monospace" style:font-size-asian="12pt" style:font-name-complex="Monospace" style:font-size-complex="12pt"/>
    </style:style>
    <style:style style:name="T31" style:family="text">
      <style:text-properties style:font-name="Times New Roman"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normal"/>
    </style:style>
    <style:style style:name="T34" style:family="text">
      <style:text-properties fo:font-weight="normal" style:font-weight-asian="normal" style:font-weight-complex="normal"/>
    </style:style>
    <style:style style:name="T35" style:family="text">
      <style:text-properties fo:font-size="12pt"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style:font-name-asian="Monospace" style:font-size-asian="12pt" style:font-name-complex="Monospace" style:font-size-complex="12pt"/>
    </style:style>
    <style:style style:name="T38" style:family="text">
      <style:text-properties style:font-name="Monospace" fo:font-size="10pt" style:font-name-asian="Monospace" style:font-size-asian="10pt" style:font-name-complex="Monospace" style:font-size-complex="10pt"/>
    </style:style>
    <style:style style:name="T39" style:family="text">
      <style:text-properties style:font-name="Monospace" fo:font-size="10pt" style:font-size-asian="10pt" style:font-size-complex="10pt"/>
    </style:style>
    <style:style style:name="T40" style:family="text">
      <style:text-properties style:font-name="Monospace" fo:font-size="10pt" fo:font-weight="bold" style:font-size-asian="10pt" style:font-weight-asian="bold" style:font-size-complex="10pt" style:font-weight-complex="bold"/>
    </style:style>
    <style:style style:name="T41" style:family="text">
      <style:text-properties style:font-name="Times1"/>
    </style:style>
    <style:style style:name="T42" style:family="text">
      <style:text-properties style:font-name="Times1" fo:font-size="12pt" style:font-size-asian="12pt" style:font-size-complex="12pt"/>
    </style:style>
    <style:style style:name="T43" style:family="text">
      <style:text-properties style:font-name="Times1" fo:font-size="12pt" fo:font-weight="bold" style:font-size-asian="12pt" style:font-weight-asian="bold" style:font-size-complex="12pt" style:font-weight-complex="bold"/>
    </style:style>
    <style:style style:name="T44" style:family="text">
      <style:text-properties style:font-name="Times1" fo:font-size="12pt" style:font-name-asian="Monospace" style:font-size-asian="12pt" style:font-name-complex="Monospace" style:font-size-complex="12pt"/>
    </style:style>
    <style:style style:name="T45" style:family="text">
      <style:text-properties style:font-name="Times1"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style="italic" fo:font-weight="normal" style:font-style-asian="italic" style:font-weight-asian="normal" style:font-style-complex="italic" style:font-weight-complex="normal"/>
    </style:style>
    <style:style style:name="T48" style:family="text">
      <style:text-properties style:font-name="Times1" fo:font-style="normal" fo:font-weight="normal" style:font-style-asian="normal" style:font-weight-asian="normal" style:font-style-complex="normal"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style:font-weight-asian="normal"/>
    </style:style>
    <style:style style:name="T52" style:family="text">
      <style:text-properties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bi4Corba - InOut Design</text:p>
      <text:p text:style-name="P9"/>
      <text:p text:style-name="P5">We analyze the <text:span text:style-name="T32">deploy</text:span> and the <text:span text:style-name="T32">runtime</text:span><text:span text:style-name="T34">.</text:span></text:p>
      <text:h text:style-name="Heading_20_1" text:outline-level="1">Deploy </text:h>
      <text:p text:style-name="P11">From an IDL containing INOUT and OUT parameters, <text:span text:style-name="T32">IDLJ </text:span><text:span text:style-name="T34">generates Holder classes (a Holder class can be identified because the name ends with the “Holder” string and it doesen't implement interface nor extend superclass).</text:span></text:p>
      <text:p text:style-name="P11"><text:span text:style-name="T34">The component:</text:span></text:p>
      <text:list text:style-name="L7">
        <text:list-item>
          <text:p text:style-name="P13"><text:span text:style-name="T34">Reads the holder classes referred as parameter in the interfaace. For each class there will be an inout or a out parameter. This meta-informations are collected in the </text:span><text:span text:style-name="T32">MethodSignature</text:span><text:span text:style-name="T34"> object.</text:span></text:p>
        </text:list-item>
        <text:list-item>
          <text:p text:style-name="P13"><text:span text:style-name="T34">The interfaces are annotated coherently with jax-ws, specifiyng the inout parameter:</text:span></text:p>
        </text:list-item>
      </text:list>
      <text:list text:style-name="L1">
        <text:list-item>
          <text:p text:style-name="P20"><text:span text:style-name="Teletype"><text:span text:style-name="T23">@WebParam(name="name", mode=WebParam.Mode.INOUT)</text:span></text:span></text:p>
        </text:list-item>
      </text:list>
      <text:list text:style-name="L7">
        <text:list-item>
          <text:p text:style-name="P13"><text:span text:style-name="T34">Adds a <text:s/></text:span><text:span text:style-name="Teletype"><text:span text:style-name="T3">javax.xml.ws.Holder types for each parameter, for example:</text:span></text:span></text:p>
          <text:list>
            <text:list-item>
              <text:p text:style-name="P25"><text:span text:style-name="Teletype"><text:span text:style-name="T3"><text:s/>TestAddressHolder test -&gt; Holder&lt;TestAddress&gt; test </text:span></text:span></text:p>
              <text:list>
                <text:list-item>
                  <text:p text:style-name="P31"><text:span text:style-name="Teletype"><text:span text:style-name="T16">Generates the service, using a jax-ws runtime (CXF)</text:span></text:span></text:p>
                </text:list-item>
              </text:list>
            </text:list-item>
          </text:list>
        </text:list-item>
      </text:list>
      <text:p text:style-name="P4"><text:span text:style-name="Teletype"><text:span text:style-name="T16"/></text:span></text:p>
      <text:p text:style-name="P4"><text:span text:style-name="Teletype"><text:span text:style-name="T16">Using this, a WSDL supporting INOUT is generated. In this WSDL the inout/out parameters are returned in the message response</text:span></text:span></text:p>
      <text:h text:style-name="Heading_20_1" text:outline-level="1">Runtime</text:h>
      <text:p text:style-name="P11">The servant has the CORBA Holder in correspondace of the INOUT parameters. At the CORBA servat invocation we have to instance the correct Holder parameter and mantains the mapping between the parameters and the Holders created for the invocation. </text:p>
      <text:p text:style-name="P11">For example, <text:s/>if we have on the IDL:</text:p>
      <text:p text:style-name="P3"><text:span text:style-name="Teletype"><text:tab/></text:span><text:span text:style-name="Teletype"><text:span text:style-name="T39">echo(</text:span></text:span><text:span text:style-name="Teletype"><text:span text:style-name="T40">inout</text:span></text:span><text:span text:style-name="Teletype"><text:span text:style-name="T39"> string msg) </text:span></text:span></text:p>
      <text:p text:style-name="P4"><text:span text:style-name="Teletype"><text:span text:style-name="T41">This is mapped by idlj in:</text:span></text:span></text:p>
      <text:p text:style-name="P3"><text:span text:style-name="Teletype"><text:span text:style-name="T39"><text:tab/>echo(</text:span></text:span><text:span text:style-name="Teletype"><text:span text:style-name="T40">org.omg.CORBA.StringHolder</text:span></text:span><text:span text:style-name="Teletype"><text:span text:style-name="T39"> msg)</text:span></text:span></text:p>
      <text:p text:style-name="P4"><text:span text:style-name="Teletype"><text:span text:style-name="T41">And, in the service creation is modified in:</text:span></text:span></text:p>
      <text:p text:style-name="P3"><text:span text:style-name="Teletype"><text:tab/></text:span><text:span text:style-name="Teletype"><text:span text:style-name="T39">echo(</text:span></text:span><text:span text:style-name="Teletype"><text:span text:style-name="T40">Holder&lt;String&gt; </text:span></text:span><text:span text:style-name="Teletype"><text:span text:style-name="T39">msg)</text:span></text:span></text:p>
      <text:p text:style-name="P3">The parameter, in fact, to be recognized by the jax-ws runtime as inout, must be of <text:span text:style-name="T32">Holder&lt;String&gt;</text:span><text:span text:style-name="T34"> <text:s/>type.</text:span></text:p>
      <text:p text:style-name="P3"><text:span text:style-name="T34"/></text:p>
      <text:p text:style-name="P26">After an invocation, if on the method is present at least one Holder, the component do:</text:p>
      <text:list text:style-name="L8">
        <text:list-item>
          <text:p text:style-name="P28">For each holder parameter, make the subtitution between the <text:span text:style-name="T32">Holder&lt;String&gt; </text:span>with a <text:s/><text:span text:style-name="T32">StringHolder, </text:span>setting<text:span text:style-name="T32"> </text:span>the correct<text:span text:style-name="T32"> value</text:span> on the holder (in this example a String).</text:p>
        </text:list-item>
        <text:list-item>
          <text:p text:style-name="P28">Execute the servant invocation</text:p>
        </text:list-item>
        <text:list-item>
          <text:p text:style-name="P28"><text:soft-page-break/>For each holder parameter gets the holder and do the reverse operation of the point one, That is, creates a <text:span text:style-name="T32">Holder&lt;String&gt;</text:span> setting the value read by the CORBA holder.</text:p>
        </text:list-item>
      </text:list>
      <text:p text:style-name="P26"/>
      <text:p text:style-name="P3"><text:span text:style-name="T34">Tha jax-ws runtime shuold manage correctly the Holder &lt;-&gt;XML mapping.</text:span></text:p>
      <text:h text:style-name="Heading_20_2" text:outline-level="2"><text:span text:style-name="Teletype"><text:span text:style-name="T26">Notes:</text:span></text:span></text:h>
      <text:h text:style-name="Heading_20_3" text:outline-level="3"><text:span text:style-name="Teletype"><text:span text:style-name="T26">Bytecode Manipulation</text:span></text:span></text:h>
      <text:p text:style-name="Text_20_body"><text:span text:style-name="Teletype"><text:span text:style-name="T45">The bytecode manipulation involves the </text:span></text:span><text:span text:style-name="Teletype"><text:span text:style-name="T46">signature</text:span></text:span><text:span text:style-name="Teletype"><text:span text:style-name="T45"> modification (not only the MethodDescriptor). </text:span></text:span><text:span text:style-name="Teletype"><text:span text:style-name="T47">This is necessary because we use Generics</text:span></text:span><text:span text:style-name="Teletype"><text:span text:style-name="T48">. For example this declaration:</text:span></text:span></text:p>
      <text:p text:style-name="P3"><text:span text:style-name="Teletype"><text:span text:style-name="T20">public</text:span></text:span><text:span text:style-name="Teletype"><text:span text:style-name="T1"> String test(javax.xml.ws.Holder&lt;String&gt; arg, String nogeneric)</text:span></text:span></text:p>
      <text:p text:style-name="Text_20_body"><text:span text:style-name="Teletype"><text:span text:style-name="T5">Is in internal notation:</text:span></text:span></text:p>
      <text:p text:style-name="P2"><text:span text:style-name="Teletype"><text:span text:style-name="T39">// Method descriptor #14 (Ljavax/xml/ws/Holder;Ljava/lang/String;)Ljava/lang/String;</text:span></text:span></text:p>
      <text:p text:style-name="P2">// Signature: (Ljavax/xml/ws/Holder&lt;Ljava/lang/String;&gt;;Ljava/lang/String;)Ljava/lang/String;</text:p>
      <text:h text:style-name="P10" text:outline-level="3"><text:span text:style-name="Teletype"><text:span text:style-name="T27">Out parameters (not yet implemented)</text:span></text:span></text:h>
      <text:p text:style-name="P7"><text:span text:style-name="Teletype"><text:span text:style-name="T42">Using jax-ws, it's possible to specify tah a parameter is an OUT parameter. To recognize that parameters we cannot use the IDLJ interface, since the OUT parameters are exactly the same, from the type point-of-view as the INOUT parameters.</text:span></text:span></text:p>
      <text:p text:style-name="P7"><text:span text:style-name="Teletype"><text:span text:style-name="T42">To recognize this parameters we have to inspect the stub bytecode. This analysys shuold be done <text:s/>before the method:</text:span></text:span></text:p>
      <text:p text:style-name="P7"><text:span text:style-name="Teletype"><text:span text:style-name="T28"><text:s/></text:span></text:span><text:span text:style-name="Teletype"><text:span text:style-name="T29">ProviderServiceClassesGenerator.tweakCorbaOperation </text:span></text:span></text:p>
      <text:p text:style-name="P7"><text:span text:style-name="Teletype"><text:span text:style-name="T42">because this method modify the interface adding the annotations to the parameters.</text:span></text:span></text:p>
      <text:p text:style-name="P7"><text:span text:style-name="Teletype"><text:span text:style-name="T42">Must be developed a method that, from the stub and the collected meta-informations (the </text:span></text:span><text:span text:style-name="Teletype"><text:span text:style-name="T43">MethodSignature</text:span></text:span><text:span text:style-name="Teletype"><text:span text:style-name="T42"> list) do the following operations:</text:span></text:span></text:p>
      <text:list text:style-name="L9">
        <text:list-item>
          <text:p text:style-name="P18"><text:span text:style-name="Teletype"><text:span text:style-name="T42">For each method, controls if holders are present (for ecample asking to MethodSignature.</text:span></text:span><text:span text:style-name="Teletype"><text:span text:style-name="T44">isContainsHolder(). If holders are present, the parameters (Param class) must be investigated.</text:span></text:span></text:p>
        </text:list-item>
        <text:list-item>
          <text:p text:style-name="P18"><text:span text:style-name="Teletype"><text:span text:style-name="T44">For each Param that is an Holder (param.isHolder is true) we inspect the stub bytecode to see if the parameter is written (using a “write” operation but is not read. In this case is an OUT parameter. For example: </text:span></text:span></text:p>
        </text:list-item>
      </text:list>
      <text:p text:style-name="P5"><text:span text:style-name="Teletype"><text:span text:style-name="T7"/></text:span></text:p>
      <text:p text:style-name="P6">public it.MyLong echoValueBoxedTypePrimitive (it.MyLongHolder e) { </text:p>
      <text:p text:style-name="P6"><text:s text:c="12"/>org.omg.CORBA.portable.InputStream $in = null; </text:p>
      <text:p text:style-name="P6"><text:s text:c="12"/>try { </text:p>
      <text:p text:style-name="P6"><text:s text:c="16"/>org.omg.CORBA.portable.OutputStream $out =_request("echoValueBoxedTypePrimitive", true); </text:p>
      <text:p text:style-name="P6"><text:s text:c="15"/><text:span text:style-name="T32"><text:s/>it.MyLongHelper.write ($out, e.value); </text:span></text:p>
      <text:p text:style-name="P6"><text:s text:c="16"/>$in = _invoke ($out); </text:p>
      <text:p text:style-name="P6"><text:s text:c="16"/>it.MyLong $result=it.imolinfo.MyLongHelper.read ($in); </text:p>
      <text:p text:style-name="P6"><text:s text:c="16"/>e.value = it.MyLongHelper.read ($in); </text:p>
      <text:p text:style-name="P6"><text:soft-page-break/><text:s text:c="16"/>return $result; </text:p>
      <text:p text:style-name="P6"><text:s text:c="12"/>} catch (org.omg.CORBA.portable.ApplicationException $ex) { </text:p>
      <text:p text:style-name="P6"><text:s text:c="16"/>$in = $ex.getInputStream (); </text:p>
      <text:p text:style-name="P6"><text:s text:c="16"/>String _id = $ex.getId (); </text:p>
      <text:p text:style-name="P6"><text:s text:c="16"/>throw new org.omg.CORBA.MARSHAL (_id); </text:p>
      <text:p text:style-name="P6"><text:s text:c="12"/>} catch (org.omg.CORBA.portable.RemarshalException $rm) { </text:p>
      <text:p text:style-name="P6"><text:s text:c="16"/>return echoValueBoxedTypePrimitive (e <text:s text:c="7"/>); </text:p>
      <text:p text:style-name="P6"><text:s text:c="12"/>} finally { </text:p>
      <text:p text:style-name="P6"><text:s text:c="16"/>_releaseReply ($in); </text:p>
      <text:p text:style-name="P6"><text:s text:c="12"/>} </text:p>
      <text:p text:style-name="P8"><text:span text:style-name="Teletype"><text:span text:style-name="T38"><text:s text:c="2"/>} // echoValueBoxedTypePrimitive</text:span></text:span></text:p>
      <text:p text:style-name="P8"><text:span text:style-name="Teletype"><text:span text:style-name="T4"/></text:span></text:p>
      <text:list text:style-name="L6">
        <text:list-item>
          <text:p text:style-name="P16"><text:span text:style-name="Teletype"><text:span text:style-name="T18">If we found a OUT parameter, we mark it with a bollean property (to be defined).</text:span></text:span></text:p>
        </text:list-item>
        <text:list-item>
          <text:p text:style-name="P16"><text:span text:style-name="Teletype"><text:span text:style-name="T18">In the WebServiceAnnotationAdapter class, in the addParameterAnnotation method, when the jax-ws holder annotation is added, if the parameter is an OUT parameter, add the annotation coehrently.</text:span></text:span></text:p>
        </text:list-item>
      </text:list>
      <text:p text:style-name="P5"><text:span text:style-name="Teletype"><text:span text:style-name="T19">The runtime part should remain the same.</text:span></text:span></text:p>
      <text:p text:style-name="P8"><text:span text:style-name="Teletype"><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Sans" svg:font-family="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AU"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o</meta:initial-creator>
    <meta:creation-date>2007-05-23T09:28:17</meta:creation-date>
    <dc:creator>Marco</dc:creator>
    <dc:date>2008-11-25T19:03:42</dc:date>
    <meta:editing-cycles>65</meta:editing-cycles>
    <meta:editing-duration>PT15H50M7S</meta:editing-duration>
    <meta:user-defined meta:name="Info 1"/>
    <meta:user-defined meta:name="Info 2"/>
    <meta:user-defined meta:name="Info 3"/>
    <meta:user-defined meta:name="Info 4"/>
    <meta:document-statistic meta:table-count="0" meta:image-count="0" meta:object-count="0" meta:page-count="3" meta:paragraph-count="63" meta:word-count="647" meta:character-count="4775"/>
  </office:meta>
</office:document-meta>
</file>